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9d8" officeooo:paragraph-rsid="00133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a disciplina Técnicas de Roteamento</text:p>
      <text:p text:style-name="P1"/>
      <text:p text:style-name="P1">Olá estudante,<text:line-break/><text:line-break/>Seja bem-vindo (a) nossa disciplina!<text:line-break/><text:line-break/>A disciplina estuda os cenários nos quais o roteamento dinâmico e estático é solicitado, seja em uma pequena, média ou grande rede.<text:line-break/>Com a utilização dos principais protocolos de roteamento disponíveis no mercado, define-se quais cenários ou onde esses<text:line-break/>protocolos podem ser utilizados com maior eficiência, baseando-se nas melhores práticas de mercad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00:48.246059332</meta:creation-date>
    <dc:date>2022-08-10T15:01:38.963401222</dc:date>
    <meta:editing-duration>PT51S</meta:editing-duration>
    <meta:editing-cycles>1</meta:editing-cycles>
    <meta:document-statistic meta:table-count="0" meta:image-count="0" meta:object-count="0" meta:page-count="1" meta:paragraph-count="2" meta:word-count="65" meta:character-count="446" meta:non-whitespace-character-count="380"/>
    <meta:generator>LibreOffice/7.3.4.2$Linux_X86_64 LibreOffice_project/30$Build-2</meta:generator>
  </office:meta>
</office:document-meta>
</file>